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3fb8" officeooo:paragraph-rsid="00193fb8"/>
    </style:style>
    <style:style style:name="P2" style:family="paragraph" style:parent-style-name="Standard">
      <style:text-properties officeooo:rsid="0019d67a" officeooo:paragraph-rsid="0019d67a"/>
    </style:style>
    <style:style style:name="P3" style:family="paragraph" style:parent-style-name="Standard">
      <style:text-properties officeooo:rsid="00193fb8" officeooo:paragraph-rsid="00193fb8"/>
    </style:style>
    <style:style style:name="P4" style:family="paragraph" style:parent-style-name="Standard">
      <style:text-properties officeooo:rsid="00193fb8" officeooo:paragraph-rsid="001ad619"/>
    </style:style>
    <style:style style:name="P5" style:family="paragraph" style:parent-style-name="Standard">
      <style:text-properties officeooo:rsid="001ad619" officeooo:paragraph-rsid="001ad619"/>
    </style:style>
    <style:style style:name="P6" style:family="paragraph" style:parent-style-name="Standard">
      <style:text-properties officeooo:rsid="0019d67a" officeooo:paragraph-rsid="0019d67a"/>
    </style:style>
    <style:style style:name="T1" style:family="text">
      <style:text-properties officeooo:rsid="001ad6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*Polymorphism occurs when a derived object invokes a virtual function through a base-class pointer or reference.</text:p>
      <text:p text:style-name="P2">Base *a=new Derived A;</text:p>
      <text:p text:style-name="P2"/>
      <text:p text:style-name="P1">**Mutable type data member can be changed even constant object</text:p>
      <text:p text:style-name="P1"/>
      <text:p text:style-name="P4">**<text:span text:style-name="T1">typedef int ToInt(char *str);</text:span></text:p>
      <text:p text:style-name="P5">//上面這行定義了一個需傳入字串(char *)且返回整數(int)的函式型態別名</text:p>
      <text:p text:style-name="P5">//叫 ToIn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7:43:07.702698496</meta:creation-date>
    <dc:date>2016-10-05T22:28:18.130868636</dc:date>
    <meta:editing-duration>PT25M24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6" meta:word-count="67" meta:character-count="279" meta:non-whitespace-character-count="246"/>
  </office:meta>
</office:document-meta>
</file>